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F0000003E64748D717491656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ubtitle">
      <style:paragraph-properties fo:text-align="center" style:justify-single-word="false"/>
      <style:text-properties fo:font-size="20pt" fo:font-weight="bold" officeooo:paragraph-rsid="00051f55" style:font-size-asian="20pt" style:font-weight-asian="bold" style:font-size-complex="20pt" style:font-weight-complex="bold"/>
    </style:style>
    <style:style style:name="P3" style:family="paragraph" style:parent-style-name="Title">
      <style:paragraph-properties fo:text-align="center" style:justify-single-word="false"/>
      <style:text-properties fo:font-size="20pt" fo:font-weight="bold" officeooo:paragraph-rsid="00051f5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5" style:family="paragraph" style:parent-style-name="Standard"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6" style:family="paragraph" style:parent-style-name="Standard">
      <style:text-properties style:font-name="Verdana" fo:language="es" fo:country="ES" fo:font-weight="normal" officeooo:rsid="00051f55" officeooo:paragraph-rsid="00051f55" style:font-weight-asian="normal" style:font-weight-complex="normal"/>
    </style:style>
    <style:style style:name="P7" style:family="paragraph" style:parent-style-name="Standard">
      <style:text-properties style:font-name="Verdana" fo:language="es" fo:country="ES" fo:font-weight="normal" officeooo:rsid="0023ff89" officeooo:paragraph-rsid="00051f55" style:font-weight-asian="normal" style:font-weight-complex="normal"/>
    </style:style>
    <style:style style:name="P8" style:family="paragraph" style:parent-style-name="Standard">
      <style:text-properties style:font-name="Verdana" fo:language="es" fo:country="ES" fo:font-weight="normal" officeooo:rsid="0023ff89" officeooo:paragraph-rsid="0006a44a" style:font-weight-asian="normal" style:font-weight-complex="normal"/>
    </style:style>
    <style:style style:name="P9" style:family="paragraph" style:parent-style-name="Standard"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ff108" officeooo:paragraph-rsid="0006a44a" style:font-weight-asian="normal" style:font-weight-complex="normal"/>
    </style:style>
    <style:style style:name="P12" style:family="paragraph" style:parent-style-name="Standard">
      <style:text-properties style:font-name="Verdana" fo:language="es" fo:country="ES" fo:font-weight="normal" officeooo:rsid="002189c3" officeooo:paragraph-rsid="00051f55" style:font-weight-asian="normal" style:font-weight-complex="normal"/>
    </style:style>
    <style:style style:name="P13" style:family="paragraph" style:parent-style-name="Standard">
      <style:text-properties style:font-name="Verdana" fo:language="es" fo:country="ES" fo:font-weight="normal" officeooo:rsid="00081087" officeooo:paragraph-rsid="0008108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Verdana" fo:language="es" fo:country="ES" fo:font-weight="bold" officeooo:rsid="0023220d" officeooo:paragraph-rsid="00051f5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8pt" fo:language="es" fo:country="ES" fo:font-weight="bold" officeooo:rsid="0023220d" officeooo:paragraph-rsid="00051f55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Consolas" fo:font-size="11pt" fo:language="es" fo:country="ES" fo:font-weight="normal" officeooo:rsid="0023ff89" officeooo:paragraph-rsid="00051f55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Consolas" fo:font-size="11pt" fo:language="es" fo:country="ES" fo:font-weight="normal" officeooo:rsid="0023ff89" officeooo:paragraph-rsid="00051f55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ffff00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ccff00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ccccff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dddddd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Consolas" officeooo:rsid="0006a44a" officeooo:paragraph-rsid="0006a44a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ffcccc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Consolas" fo:font-size="11pt" fo:language="es" fo:country="ES" fo:font-weight="normal" officeooo:rsid="000b464d" officeooo:paragraph-rsid="000b464d" fo:background-color="#ffcccc" style:font-size-asian="11pt" style:font-weight-asian="normal" style:font-size-complex="11pt" style:font-weight-complex="normal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T1" style:family="text">
      <style:text-properties officeooo:rsid="00051f55"/>
    </style:style>
    <style:style style:name="T2" style:family="text">
      <style:text-properties officeooo:rsid="001ff108"/>
    </style:style>
    <style:style style:name="T3" style:family="text">
      <style:text-properties officeooo:rsid="0023220d"/>
    </style:style>
    <style:style style:name="T4" style:family="text">
      <style:text-properties officeooo:rsid="002189c3"/>
    </style:style>
    <style:style style:name="T5" style:family="text">
      <style:text-properties fo:background-color="#ccff00" loext:char-shading-value="0"/>
    </style:style>
    <style:style style:name="T6" style:family="text">
      <style:text-properties fo:background-color="#ffcccc" loext:char-shading-value="0"/>
    </style:style>
    <style:style style:name="T7" style:family="text">
      <style:text-properties fo:background-color="#ccccff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06a44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 officeooo:rsid="0006a4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Proyecto: </text:span>Dungeon Crawler</text:p>
      <text:p text:style-name="P2">Versión 1.0</text:p>
      <text:p text:style-name="P15"/>
      <text:p text:style-name="P4">Dual TIC Tarrgona – Diputació de Tarragona</text:p>
      <text:p text:style-name="P4"/>
      <text:p text:style-name="P4"/>
      <text:p text:style-name="P4"/>
      <text:p text:style-name="P4"/>
      <text:p text:style-name="P4">Reus 7 – Febrero-2018</text:p>
      <text:p text:style-name="P14"/>
      <text:p text:style-name="P4"/>
      <text:p text:style-name="P5"/>
      <text:p text:style-name="P5"/>
      <text:p text:style-name="P5"/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4">Índice</text:p>
          </text:index-title>
          <text:p text:style-name="P25"><text:a xlink:type="simple" xlink:href="#__RefHeading___Toc1614_665835507" text:style-name="Index_20_Link" text:visited-style-name="Index_20_Link">Nombre del proyecto<text:tab/>3</text:a></text:p>
          <text:p text:style-name="P25"><text:a xlink:type="simple" xlink:href="#__RefHeading___Toc1616_665835507" text:style-name="Index_20_Link" text:visited-style-name="Index_20_Link">Participantes<text:tab/>4</text:a></text:p>
          <text:p text:style-name="P26"><text:a xlink:type="simple" xlink:href="#__RefHeading___Toc1261_600712432" text:style-name="Index_20_Link" text:visited-style-name="Index_20_Link">Programadores<text:tab/>4</text:a></text:p>
          <text:p text:style-name="P26"><text:a xlink:type="simple" xlink:href="#__RefHeading___Toc1210_1018156878" text:style-name="Index_20_Link" text:visited-style-name="Index_20_Link">Dictador benevolente<text:tab/>4</text:a></text:p>
          <text:p text:style-name="P25"><text:a xlink:type="simple" xlink:href="#__RefHeading___Toc1618_665835507" text:style-name="Index_20_Link" text:visited-style-name="Index_20_Link">Descripción del proyecto<text:tab/>5</text:a></text:p>
          <text:p text:style-name="P25"><text:a xlink:type="simple" xlink:href="#__RefHeading___Toc1620_665835507" text:style-name="Index_20_Link" text:visited-style-name="Index_20_Link">Detalle del programa<text:tab/>6</text:a></text:p>
          <text:p text:style-name="P26"><text:a xlink:type="simple" xlink:href="#__RefHeading___Toc1205_1018156878" text:style-name="Index_20_Link" text:visited-style-name="Index_20_Link">Archivos que lo componen<text:tab/>6</text:a></text:p>
          <text:p text:style-name="P26"><text:a xlink:type="simple" xlink:href="#__RefHeading___Toc1207_1018156878" text:style-name="Index_20_Link" text:visited-style-name="Index_20_Link">Github<text:tab/>6</text:a></text:p>
          <text:p text:style-name="P25"><text:a xlink:type="simple" xlink:href="#__RefHeading___Toc1622_665835507" text:style-name="Index_20_Link" text:visited-style-name="Index_20_Link">Código fuente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h text:style-name="P30" text:outline-level="1"><text:bookmark-start text:name="__RefHeading___Toc1614_665835507"/>Nombre del proyecto<text:bookmark-end text:name="__RefHeading___Toc1614_665835507"/></text:h>
      <text:p text:style-name="P6"/>
      <text:p text:style-name="P9">Dungeon Crawler</text:p>
      <text:p text:style-name="P7">Versión 1.0</text:p>
      <text:p text:style-name="P5"/>
      <text:p text:style-name="P5"/>
      <text:h text:style-name="P29" text:outline-level="1"/>
      <text:h text:style-name="P30" text:outline-level="1"><text:bookmark-start text:name="__RefHeading___Toc1616_665835507"/>Participantes<text:bookmark-end text:name="__RefHeading___Toc1616_665835507"/></text:h>
      <text:p text:style-name="P6"/>
      <text:h text:style-name="Heading_20_2" text:outline-level="2"><text:bookmark-start text:name="__RefHeading___Toc1261_600712432"/>Programadores<text:bookmark-end text:name="__RefHeading___Toc1261_600712432"/></text:h>
      <text:p text:style-name="P13"/>
      <text:p text:style-name="P9">Juanjo Sánchez Castro <text:tab/><text:tab/><text:tab/>- <text:a xlink:type="simple" xlink:href="mailto:juanjo.musico@gmail.com" text:style-name="Internet_20_link" text:visited-style-name="Visited_20_Internet_20_Link">juanjo.musico@gmail.com</text:a></text:p>
      <text:p text:style-name="P10">Juan Ramón Espuny Gutiérrez <text:tab/>- <text:a xlink:type="simple" xlink:href="mailto:jrespuny@gmail.com" text:style-name="Internet_20_link" text:visited-style-name="Visited_20_Internet_20_Link">jrespuny@gmail.com</text:a></text:p>
      <text:p text:style-name="Text_20_body"/>
      <text:p text:style-name="Text_20_body"/>
      <text:h text:style-name="Heading_20_2" text:outline-level="2"><text:bookmark-start text:name="__RefHeading___Toc1210_1018156878"/>Dictador benevolente<text:bookmark-end text:name="__RefHeading___Toc1210_1018156878"/></text:h>
      <text:p text:style-name="P11"/>
      <text:p text:style-name="P11">Juan Ramón Espuny Gutiérrez <text:tab/>- <text:a xlink:type="simple" xlink:href="mailto:jrespuny@gmail.com" text:style-name="Internet_20_link" text:visited-style-name="Visited_20_Internet_20_Link">jrespuny@gmail.com</text:a></text:p>
      <text:h text:style-name="P30" text:outline-level="1"><text:bookmark-start text:name="__RefHeading___Toc1618_665835507"/>Descripción del proyecto<text:bookmark-end text:name="__RefHeading___Toc1618_665835507"/></text:h>
      <text:p text:style-name="P6"/>
      <text:p text:style-name="P9">Juego que permite escoger un héroe que luchará contra diferentes m<text:span text:style-name="T3">o</text:span>nstruos consecutivamente hasta que los mate y gane, o hasta que alguno de los m<text:span text:style-name="T3">o</text:span>nstruos l<text:span text:style-name="T3">o</text:span> mate y pierda.</text:p>
      <text:p text:style-name="P9">L<text:span text:style-name="T3">o</text:span>s héroes y los m<text:span text:style-name="T3">o</text:span>nstruos están almacenados en <text:span text:style-name="T4">dos</text:span> fichero<text:span text:style-name="T4">s</text:span> de texto secuencial<text:span text:style-name="T4">es</text:span> que <text:span text:style-name="T4">se usarán para poder escoger el héroe que luchará contra los diferentes monstruos y ambos tienen los mismos campos.</text:span></text:p>
      <text:p text:style-name="P12">El juego permitirá escoger <text:span text:style-name="T3">e</text:span>l héroe, modificar sus características y mostrarlas.</text:p>
      <text:p text:style-name="P12"/>
      <text:p text:style-name="P12">El menú debe contener las opciones:</text:p>
      <text:p text:style-name="P12">1. Seleccionar héroe</text:p>
      <text:p text:style-name="P12">2. Modificar héroe</text:p>
      <text:p text:style-name="P12">3. A la batalla!</text:p>
      <text:h text:style-name="P29" text:outline-level="1"/>
      <text:h text:style-name="P30" text:outline-level="1"><text:bookmark-start text:name="__RefHeading___Toc1620_665835507"/>Detalle del programa<text:bookmark-end text:name="__RefHeading___Toc1620_665835507"/></text:h>
      <text:p text:style-name="P6"/>
      <text:h text:style-name="Heading_20_2" text:outline-level="2"><text:bookmark-start text:name="__RefHeading___Toc1205_1018156878"/>Archivos que lo componen<text:bookmark-end text:name="__RefHeading___Toc1205_1018156878"/></text:h>
      <text:p text:style-name="P5"/>
      <text:p text:style-name="P7">Dungeon-Crawler\</text:p>
      <text:p text:style-name="P7"><text:tab/>→ DUNGCRWL.cbl <text:tab/><text:tab/><text:span text:style-name="T9">Código fuente</text:span></text:p>
      <text:p text:style-name="P7"><text:tab/>bin\</text:p>
      <text:p text:style-name="P7"><text:tab/><text:tab/>→ DUNGCRWL.exe <text:tab/><text:span text:style-name="T9">Ejecutable</text:span></text:p>
      <text:p text:style-name="P7"><text:tab/><text:tab/>→ HEROES.txt<text:tab/><text:tab/><text:span text:style-name="T9">Registros de héroes</text:span></text:p>
      <text:p text:style-name="P7"><text:tab/><text:tab/>→ DUNGEON.txt<text:tab/> <text:tab/><text:span text:style-name="T9">Registros de </text:span><text:span text:style-name="T11">monstruos</text:span></text:p>
      <text:p text:style-name="P7"/>
      <text:p text:style-name="P8"/>
      <text:p text:style-name="P7"/>
      <text:h text:style-name="Heading_20_2" text:outline-level="2"><text:bookmark-start text:name="__RefHeading___Toc1207_1018156878"/>Github<text:bookmark-end text:name="__RefHeading___Toc1207_1018156878"/></text:h>
      <text:p text:style-name="P23"/>
      <text:p text:style-name="P23">https://github.com/Zafiro93/Dungeon-Crawler</text:p>
      <text:h text:style-name="P30" text:outline-level="1"><text:bookmark-start text:name="__RefHeading___Toc1622_665835507"/>Código fuente<text:bookmark-end text:name="__RefHeading___Toc1622_665835507"/></text:h>
      <text:p text:style-name="Text_20_body"/>
      <text:p text:style-name="P16"><text:s text:c="7"/>IDENTIFICATION DIVISION.</text:p>
      <text:p text:style-name="P16"><text:s text:c="7"/>PROGRAM-ID. DUNGCRWL.</text:p>
      <text:p text:style-name="P16"><text:s text:c="6"/>******************************************************************</text:p>
      <text:p text:style-name="P16"><text:s text:c="6"/>* JUEGO: DUNGEON CRAWLER <text:s text:c="40"/>*</text:p>
      <text:p text:style-name="P16"><text:s text:c="6"/>******************************************************************</text:p>
      <text:p text:style-name="P16"><text:s text:c="7"/>ENVIRONMENT DIVISION.</text:p>
      <text:p text:style-name="P16"><text:s text:c="7"/>INPUT-OUTPUT SECTION.</text:p>
      <text:p text:style-name="P16"><text:s text:c="7"/>FILE-CONTROL.</text:p>
      <text:p text:style-name="P16"><text:s text:c="11"/>SELECT HEROES-FILE ASSIGN TO "HEROES.TXT"</text:p>
      <text:p text:style-name="P16"><text:s text:c="13"/>FILE STATUS IS WS-HEROES-FS</text:p>
      <text:p text:style-name="P16"><text:s text:c="13"/>ORGANIZATION IS LINE SEQUENTIAL.</text:p>
      <text:p text:style-name="P16"><text:s text:c="11"/>SELECT MONSTERS-FILE ASSIGN TO "DUNGEON.TXT"</text:p>
      <text:p text:style-name="P16"><text:s text:c="13"/>FILE STATUS IS WS-MONSTERS-FS</text:p>
      <text:p text:style-name="P16"><text:s text:c="13"/>ORGANIZATION IS LINE SEQUENTIAL.</text:p>
      <text:p text:style-name="P16"><text:s text:c="7"/>DATA DIVISION.</text:p>
      <text:p text:style-name="P16"><text:s text:c="7"/>FILE SECTION.</text:p>
      <text:p text:style-name="P16"><text:s text:c="7"/>FD HEROES-FILE.</text:p>
      <text:p text:style-name="P16"><text:s text:c="7"/>01 HEROES-REG.</text:p>
      <text:p text:style-name="P16"><text:s text:c="11"/>05 HEROES-R-ID <text:s text:c="13"/>PIC 9(02) VALUE ZERO.</text:p>
      <text:p text:style-name="P16"><text:s text:c="11"/>05 HEROES-R-STRENGTH <text:s text:c="7"/>PIC 9(02) VALUE ZERO.</text:p>
      <text:p text:style-name="P16"><text:s text:c="11"/>05 HEROES-R-AGILITY <text:s text:c="8"/>PIC 9(02) VALUE ZERO.</text:p>
      <text:p text:style-name="P16"><text:s text:c="11"/>05 HEROES-R-LEVEL <text:s text:c="10"/>PIC 9(02) VALUE ZERO.</text:p>
      <text:p text:style-name="P16"><text:s text:c="11"/>05 HEROES-R-HP <text:s text:c="13"/>PIC 9(02) VALUE ZERO.</text:p>
      <text:p text:style-name="P16"><text:s text:c="11"/>05 HEROES-R-PROFESSION <text:s text:c="5"/>PIC 9(02) VALUE ZERO.</text:p>
      <text:p text:style-name="P16"><text:s text:c="7"/>FD MONSTERS-FILE.</text:p>
      <text:p text:style-name="P16"><text:s text:c="7"/>01 MONSTERS-REG.</text:p>
      <text:p text:style-name="P16"><text:s text:c="11"/>05 MONSTER-R-ID <text:s text:c="12"/>PIC 9(02) VALUE ZERO.</text:p>
      <text:p text:style-name="P16"><text:s text:c="11"/>05 MONSTER-R-STRENGTH <text:s text:c="6"/>PIC 9(02) VALUE ZERO.</text:p>
      <text:p text:style-name="P16"><text:s text:c="11"/>05 MONSTER-R-AGILITY <text:s text:c="7"/>PIC 9(02) VALUE ZERO.</text:p>
      <text:p text:style-name="P16"><text:s text:c="11"/>05 MONSTER-R-LEVEL <text:s text:c="9"/>PIC 9(02) VALUE ZERO.</text:p>
      <text:p text:style-name="P16"><text:s text:c="11"/>05 MONSTER-R-HP <text:s text:c="12"/>PIC 9(02) VALUE ZERO.</text:p>
      <text:p text:style-name="P16"><text:s text:c="11"/>05 MONSTER-R-PROFESSION <text:s text:c="4"/>PIC 9(02) VALUE ZERO.</text:p>
      <text:p text:style-name="P16"><text:s text:c="7"/>WORKING-STORAGE SECTION.</text:p>
      <text:p text:style-name="P16"><text:s text:c="7"/>01 WS-CONSTANTS.</text:p>
      <text:p text:style-name="P16"><text:s text:c="11"/>05 WS-GAME-NAME <text:s text:c="12"/>PIC X(15)</text:p>
      <text:p text:style-name="P16"><text:s text:c="41"/>VALUE "Dungeon Crawler".</text:p>
      <text:p text:style-name="P16"><text:s text:c="11"/>05 WS-MAX-HEROES <text:s text:c="11"/>PIC 9(02) VALUE 7.</text:p>
      <text:p text:style-name="P16"><text:s text:c="11"/>05 WS-MAX-MONSTERS <text:s text:c="9"/>PIC 9(02) VALUE 10.</text:p>
      <text:p text:style-name="P16"><text:s text:c="7"/>01 WS-HEROES-FILE.</text:p>
      <text:p text:style-name="P16"><text:s text:c="11"/>05 WS-HEROES-FS <text:s text:c="8"/>PIC X(02) VALUE ZEROES.</text:p>
      <text:p text:style-name="P16"><text:s text:c="15"/>88 WS-H-FS-OK <text:s text:c="8"/>VALUE "00".</text:p>
      <text:p text:style-name="P16"><text:s text:c="15"/>88 WS-H-FS-EOF <text:s text:c="7"/>VALUE HIGH-VALUE.</text:p>
      <text:p text:style-name="P16"><text:s text:c="11"/>05 WS-HERO-PROFESSION <text:s text:c="2"/>PIC X(02) VALUE SPACES.</text:p>
      <text:p text:style-name="P16"><text:s text:c="15"/>88 WS-H-P-GUERRERO <text:s text:c="3"/>VALUE "34".</text:p>
      <text:p text:style-name="P16"><text:s text:c="15"/>88 WS-H-P-ARQUERO <text:s text:c="4"/>VALUE "44".</text:p>
      <text:p text:style-name="P16"><text:s text:c="15"/>88 WS-H-P-MAGO <text:s text:c="7"/>VALUE "45".</text:p>
      <text:p text:style-name="P16"><text:s text:c="11"/>05 WS-HEROES-REG.</text:p>
      <text:p text:style-name="P16"><text:soft-page-break/><text:s text:c="15"/>10 WS-H-R-LENGTH <text:s text:c="3"/>PIC 9(01) VALUE ZERO.</text:p>
      <text:p text:style-name="P16"><text:s text:c="15"/>10 WS-H-R-INDEX <text:s text:c="4"/>PIC 9(01) VALUE ZERO.</text:p>
      <text:p text:style-name="P16"><text:s text:c="15"/>10 WS-H-R-CURRENT <text:s text:c="2"/>PIC 9(01) VALUE ZERO.</text:p>
      <text:p text:style-name="P16"><text:s text:c="6"/>* WS-HEROES-R OCCURS **WS-MAX-HEROES** TIMES</text:p>
      <text:p text:style-name="P16"><text:s text:c="15"/>10 WS-HEROES-R OCCURS 7 TIMES.</text:p>
      <text:p text:style-name="P16"><text:s text:c="19"/>15 WS-H-R-ID <text:s text:c="15"/>PIC 9(02) VALUE ZERO.</text:p>
      <text:p text:style-name="P16"><text:s text:c="19"/>15 WS-H-R-STRENGTH <text:s text:c="9"/>PIC 9(02) VALUE ZERO.</text:p>
      <text:p text:style-name="P16"><text:s text:c="19"/>15 WS-H-R-AGILITY <text:s text:c="10"/>PIC 9(02) VALUE ZERO.</text:p>
      <text:p text:style-name="P16"><text:s text:c="19"/>15 WS-H-R-LEVEL <text:s text:c="12"/>PIC 9(02) VALUE ZERO.</text:p>
      <text:p text:style-name="P16"><text:s text:c="19"/>15 WS-H-R-HP <text:s text:c="15"/>PIC S9(02) VALUE ZERO.</text:p>
      <text:p text:style-name="P16"><text:s text:c="19"/>15 WS-H-R-PROFESSION <text:s text:c="7"/>PIC 9(02) VALUE ZERO.</text:p>
      <text:p text:style-name="P16"><text:s text:c="7"/>01 WS-MONSTERS-FILE.</text:p>
      <text:p text:style-name="P16"><text:s text:c="11"/>05 WS-MONSTERS-FS <text:s text:c="6"/>PIC X(02) VALUE ZEROES.</text:p>
      <text:p text:style-name="P16"><text:s text:c="15"/>88 WS-M-FS-OK <text:s text:c="8"/>VALUE "00".</text:p>
      <text:p text:style-name="P16"><text:s text:c="15"/>88 WS-M-FS-EOF <text:s text:c="7"/>VALUE HIGH-VALUE.</text:p>
      <text:p text:style-name="P16"><text:s text:c="11"/>05 WS-MONSTERS-REG.</text:p>
      <text:p text:style-name="P16"><text:s text:c="15"/>10 WS-M-R-LENGTH <text:s text:c="3"/>PIC 9(01) VALUE ZERO.</text:p>
      <text:p text:style-name="P16"><text:s text:c="15"/>10 WS-M-R-INDEX <text:s text:c="4"/>PIC 9(01) VALUE ZERO.</text:p>
      <text:p text:style-name="P16"><text:s text:c="15"/>10 WS-M-R-CURRENT <text:s text:c="2"/>PIC 9(01) VALUE ZERO.</text:p>
      <text:p text:style-name="P16"><text:s text:c="6"/>* WS-MONSTERS-R OCCURS **WS-MAX-MONSTERS** TIMES</text:p>
      <text:p text:style-name="P16"><text:s text:c="15"/>10 WS-MONSTERS-R OCCURS 10 TIMES.</text:p>
      <text:p text:style-name="P16"><text:s text:c="19"/>15 WS-M-R-ID <text:s text:c="15"/>PIC 9(02) VALUE ZERO.</text:p>
      <text:p text:style-name="P16"><text:s text:c="19"/>15 WS-M-R-STRENGTH <text:s text:c="9"/>PIC 9(02) VALUE ZERO.</text:p>
      <text:p text:style-name="P16"><text:s text:c="19"/>15 WS-M-R-AGILITY <text:s text:c="10"/>PIC 9(02) VALUE ZERO.</text:p>
      <text:p text:style-name="P16"><text:s text:c="19"/>15 WS-M-R-LEVEL <text:s text:c="12"/>PIC 9(02) VALUE ZERO.</text:p>
      <text:p text:style-name="P16"><text:s text:c="19"/>15 WS-M-R-HP <text:s text:c="15"/>PIC S9(02) VALUE ZERO.</text:p>
      <text:p text:style-name="P16"><text:s text:c="19"/>15 WS-M-R-PROFESSION <text:s text:c="7"/>PIC 9(02) VALUE ZERO.</text:p>
      <text:p text:style-name="P16"><text:s text:c="7"/>01 WS-VALID-OPTION <text:s/>PIC X(28) <text:s text:c="2"/>VALUES ALL SPACES.</text:p>
      <text:p text:style-name="P16"><text:s text:c="11"/>88 WS-RESET-VALID-OPTION <text:s text:c="3"/>VALUE ALL SPACES.</text:p>
      <text:p text:style-name="P16"><text:s text:c="11"/>88 WS-INVALID-OPTION</text:p>
      <text:p text:style-name="P16"><text:s text:c="13"/>VALUE "[Escoge una opcion correcta]".</text:p>
      <text:p text:style-name="P16"><text:s text:c="7"/>01 WS-MAIN-MENU.</text:p>
      <text:p text:style-name="P16"><text:s text:c="11"/>05 WS-MM-OPTION <text:s text:c="12"/>PIC X(01) VALUE SPACE.</text:p>
      <text:p text:style-name="P16"><text:s text:c="15"/>88 WS-MM-OP-EXIT <text:s text:c="9"/>VALUE "0".</text:p>
      <text:p text:style-name="P16"><text:s text:c="15"/>88 WS-MM-OP-SELECT <text:s text:c="7"/>VALUE "1".</text:p>
      <text:p text:style-name="P16"><text:s text:c="15"/>88 WS-MM-OP-MODIFY <text:s text:c="7"/>VALUE "2".</text:p>
      <text:p text:style-name="P16"><text:s text:c="15"/>88 WS-MM-OP-PLAY <text:s text:c="9"/>VALUE "3".</text:p>
      <text:p text:style-name="P16"><text:s text:c="11"/>05 WS-MM.</text:p>
      <text:p text:style-name="P16"><text:s text:c="15"/>10 FILLER <text:s text:c="14"/>PIC X(15)</text:p>
      <text:p text:style-name="P16"><text:s text:c="41"/>VALUE "MENU PRINCIPAL".</text:p>
      <text:p text:style-name="P16"><text:s text:c="15"/>10 WS-MM-ERROR <text:s text:c="5"/>PIC X(28) VALUE ALL SPACES.</text:p>
      <text:p text:style-name="P16"><text:s text:c="15"/>10 FILLER <text:s text:c="10"/>PIC X(01) VALUE X"0A".</text:p>
      <text:p text:style-name="P16"><text:s text:c="15"/>10 FILLER <text:s text:c="10"/>PIC X(14) VALUE ALL "-".</text:p>
      <text:p text:style-name="P16"><text:s text:c="15"/>10 FILLER <text:s text:c="10"/>PIC X(01) VALUE X"0A".</text:p>
      <text:p text:style-name="P16"><text:s text:c="15"/>10 FILLER <text:s text:c="10"/>PIC X(20)</text:p>
      <text:p text:style-name="P16"><text:s text:c="17"/>VALUE "1- Seleccionar heroe".</text:p>
      <text:p text:style-name="P16"><text:s text:c="15"/>10 FILLER <text:s text:c="10"/>PIC X(01) VALUE X"0A".</text:p>
      <text:p text:style-name="P16"><text:s text:c="15"/>10 FILLER <text:s text:c="10"/>PIC X(18) VALUE "2- Modificar heroe".</text:p>
      <text:p text:style-name="P16"><text:s text:c="15"/>10 FILLER <text:s text:c="10"/>PIC X(01) VALUE X"0A".</text:p>
      <text:p text:style-name="P16"><text:s text:c="15"/>10 FILLER <text:s text:c="10"/>PIC X(16) VALUE "3- A la batalla!".</text:p>
      <text:p text:style-name="P16"><text:s text:c="15"/>10 FILLER <text:s text:c="10"/>PIC X(01) VALUE X"0A".</text:p>
      <text:p text:style-name="P16"><text:s text:c="15"/>10 FILLER <text:s text:c="10"/>PIC X(01) VALUE X"0A".</text:p>
      <text:p text:style-name="P16"><text:soft-page-break/><text:s text:c="15"/>10 FILLER <text:s text:c="10"/>PIC X(09) VALUE "0- Salir.".</text:p>
      <text:p text:style-name="P16"><text:s text:c="7"/>01 WS-HEROES-MENU.</text:p>
      <text:p text:style-name="P16"><text:s text:c="11"/>05 WS-H-OPTION <text:s text:c="11"/>PIC X(01) VALUE SPACE.</text:p>
      <text:p text:style-name="P16"><text:s text:c="15"/>88 WS-H-OP-CONTINUE <text:s text:c="4"/>VALUE SPACE.</text:p>
      <text:p text:style-name="P16"><text:s text:c="15"/>88 WS-H-OP-EXIT <text:s text:c="8"/>VALUE "0".</text:p>
      <text:p text:style-name="P16"><text:s text:c="11"/>05 WS-HEROES-MENU-TITLE.</text:p>
      <text:p text:style-name="P16"><text:s text:c="15"/>10 WS-HM-HEADING <text:s text:c="3"/>PIC X(18)</text:p>
      <text:p text:style-name="P16"><text:s text:c="17"/>VALUE "LISTADO DE HEROES ".</text:p>
      <text:p text:style-name="P16"><text:s text:c="15"/>10 WS-HM-ERROR <text:s text:c="5"/>PIC X(28) VALUE ALL SPACES.</text:p>
      <text:p text:style-name="P16"><text:s text:c="15"/>10 FILLER <text:s text:c="10"/>PIC X(01) VALUE X"0A".</text:p>
      <text:p text:style-name="P16"><text:s text:c="15"/>10 FILLER <text:s text:c="10"/>PIC X(17) VALUE ALL "-".</text:p>
      <text:p text:style-name="P16"><text:s text:c="15"/>10 FILLER <text:s text:c="10"/>PIC X(01) VALUE X"0A".</text:p>
      <text:p text:style-name="P16"><text:s text:c="15"/>10 FILLER <text:s text:c="10"/>PIC X(01) VALUE X"0A".</text:p>
      <text:p text:style-name="P16"><text:s text:c="15"/>10 FILLER <text:s text:c="10"/>PIC X(52)</text:p>
      <text:p text:style-name="P16"><text:s text:c="11"/>VALUE " <text:s text:c="4"/>ID <text:s/>Fuerza <text:s/>Agilidad <text:s/>Nivel <text:s/>P. Vida <text:s/>Profesion".</text:p>
      <text:p text:style-name="P16"><text:s text:c="15"/>10 FILLER <text:s text:c="10"/>PIC X(01) VALUE X"0A".</text:p>
      <text:p text:style-name="P16"><text:s text:c="15"/>10 FILLER <text:s text:c="10"/>PIC X(52)</text:p>
      <text:p text:style-name="P16"><text:s text:c="11"/>VALUE " <text:s text:c="4"/>-- <text:s/>------ <text:s/>-------- <text:s/>----- <text:s/>------- <text:s/>---------".</text:p>
      <text:p text:style-name="P16"><text:s text:c="11"/>05 WS-HEROES-MENU-CONTENT.</text:p>
      <text:p text:style-name="P16"><text:s text:c="15"/>10 WS-HMC-SELECTED <text:s/>PIC X(01) VALUE SPACE.</text:p>
      <text:p text:style-name="P16"><text:s text:c="15"/>10 FILLER <text:s text:c="10"/>PIC X(01) VALUE SPACE.</text:p>
      <text:p text:style-name="P16"><text:s text:c="15"/>10 WS-HMC-INDEX <text:s text:c="4"/>PIC 9(01).</text:p>
      <text:p text:style-name="P16"><text:s text:c="15"/>10 FILLER <text:s text:c="10"/>PIC X(02) VALUE "- ".</text:p>
      <text:p text:style-name="P16"><text:s text:c="15"/>10 WS-HMC-ID <text:s text:c="7"/>PIC 9(02) .</text:p>
      <text:p text:style-name="P16"><text:s text:c="15"/>10 FILLER <text:s text:c="10"/>PIC X(04) VALUE SPACES.</text:p>
      <text:p text:style-name="P16"><text:s text:c="15"/>10 WS-HMC-STRENGTH <text:s/>PIC 9(02).</text:p>
      <text:p text:style-name="P16"><text:s text:c="15"/>10 FILLER <text:s text:c="10"/>PIC X(07) VALUE SPACES.</text:p>
      <text:p text:style-name="P16"><text:s text:c="15"/>10 WS-HMC-AGILITY <text:s text:c="2"/>PIC 9(02).</text:p>
      <text:p text:style-name="P16"><text:s text:c="15"/>10 FILLER <text:s text:c="10"/>PIC X(06) VALUE SPACES.</text:p>
      <text:p text:style-name="P16"><text:s text:c="15"/>10 WS-HMC-LEVEL <text:s text:c="4"/>PIC 9(02).</text:p>
      <text:p text:style-name="P16"><text:s text:c="15"/>10 FILLER <text:s text:c="10"/>PIC X(06) VALUE SPACES.</text:p>
      <text:p text:style-name="P16"><text:s text:c="15"/>10 WS-HMC-HP <text:s text:c="7"/>PIC 9(02).</text:p>
      <text:p text:style-name="P16"><text:s text:c="15"/>10 FILLER <text:s text:c="10"/>PIC X(06) VALUE SPACES.</text:p>
      <text:p text:style-name="P16"><text:s text:c="15"/>10 WS-HMC-PROFESSION <text:s text:c="3"/>PIC X(08).</text:p>
      <text:p text:style-name="P16"><text:s text:c="11"/>05 WS-HEROES-MENU-FOOTER.</text:p>
      <text:p text:style-name="P16"><text:s text:c="15"/>10 FILLER <text:s text:c="10"/>PIC X(01) VALUE X"0A".</text:p>
      <text:p text:style-name="P16"><text:s text:c="15"/>10 FILLER <text:s text:c="10"/>PIC X(09) VALUE "0- Salir".</text:p>
      <text:p text:style-name="P16"><text:s text:c="15"/>10 FILLER <text:s text:c="10"/>PIC X(01) VALUE X"0A".</text:p>
      <text:p text:style-name="P16"><text:s text:c="15"/>10 FILLER <text:s text:c="10"/>PIC X(21)</text:p>
      <text:p text:style-name="P16"><text:s text:c="17"/>VALUE "Escoge un heroe (1 - ".</text:p>
      <text:p text:style-name="P16"><text:s text:c="15"/>10 WS-HMF-LENGTH <text:s text:c="3"/>PIC 9(01).</text:p>
      <text:p text:style-name="P16"><text:s text:c="15"/>10 FILLER <text:s text:c="10"/>PIC X(02) VALUE "):".</text:p>
      <text:p text:style-name="P16"><text:s text:c="7"/>01 WS-MOD-HEROES-MENU.</text:p>
      <text:p text:style-name="P16"><text:s text:c="11"/>05 WS-MHM-OPTION <text:s text:c="11"/>PIC X(01) VALUE SPACE.</text:p>
      <text:p text:style-name="P16"><text:s text:c="15"/>88 WS-MHM-OP-CONTINUE <text:s text:c="4"/>VALUE SPACE.</text:p>
      <text:p text:style-name="P16"><text:s text:c="15"/>88 WS-MHM-OP-EXIT <text:s text:c="8"/>VALUE "0".</text:p>
      <text:p text:style-name="P16"><text:s text:c="15"/>88 WS-MHM-OP-STRENGTH <text:s text:c="4"/>VALUE "1".</text:p>
      <text:p text:style-name="P16"><text:s text:c="15"/>88 WS-MHM-OP-AGILITY <text:s text:c="5"/>VALUE "2".</text:p>
      <text:p text:style-name="P16"><text:s text:c="15"/>88 WS-MHM-OP-LEVEL <text:s text:c="7"/>VALUE "3".</text:p>
      <text:p text:style-name="P16"><text:s text:c="15"/>88 WS-MHM-OP-HP <text:s text:c="10"/>VALUE "4".</text:p>
      <text:p text:style-name="P16"><text:s text:c="11"/>05 WS-MHM-TITLE.</text:p>
      <text:p text:style-name="P16"><text:s text:c="15"/>10 FILLER <text:s text:c="14"/>PIC X(17)</text:p>
      <text:p text:style-name="P16"><text:soft-page-break/><text:s text:c="41"/>VALUE "MODIFICAR HEROE: ".</text:p>
      <text:p text:style-name="P16"><text:s text:c="15"/>10 WS-MHM-ERROR <text:s text:c="8"/>PIC X(28) VALUE ALL SPACES.</text:p>
      <text:p text:style-name="P16"><text:s text:c="15"/>10 FILLER <text:s text:c="14"/>PIC X(01) VALUE X"0A".</text:p>
      <text:p text:style-name="P16"><text:s text:c="15"/>10 FILLER <text:s text:c="14"/>PIC X(17) VALUE ALL "-".</text:p>
      <text:p text:style-name="P16"><text:s text:c="11"/>05 WS-MHM-CONTENT.</text:p>
      <text:p text:style-name="P16"><text:s text:c="15"/>10 FILLER <text:s text:c="14"/>PIC X(11) VALUE "1- Fuerza: ".</text:p>
      <text:p text:style-name="P16"><text:s text:c="15"/>10 WS-MHM-C-STRENGTH <text:s text:c="3"/>PIC 9(02) VALUE ZEROES.</text:p>
      <text:p text:style-name="P16"><text:s text:c="15"/>10 FILLER <text:s text:c="14"/>PIC X(01) VALUE X"0A".</text:p>
      <text:p text:style-name="P16"><text:s text:c="15"/>10 FILLER <text:s text:c="14"/>PIC X(13) VALUE "2- Agilidad: ".</text:p>
      <text:p text:style-name="P16"><text:s text:c="15"/>10 WS-MHM-C-AGILITY <text:s text:c="4"/>PIC 9(02) VALUE ZEROES.</text:p>
      <text:p text:style-name="P16"><text:s text:c="15"/>10 FILLER <text:s text:c="14"/>PIC X(01) VALUE X"0A".</text:p>
      <text:p text:style-name="P16"><text:s text:c="15"/>10 FILLER <text:s text:c="14"/>PIC X(10) VALUE "3- Nivel: ".</text:p>
      <text:p text:style-name="P16"><text:s text:c="15"/>10 WS-MHM-C-LEVEL <text:s text:c="6"/>PIC 9(02) VALUE ZEROES.</text:p>
      <text:p text:style-name="P16"><text:s text:c="15"/>10 FILLER <text:s text:c="14"/>PIC X(01) VALUE X"0A".</text:p>
      <text:p text:style-name="P16"><text:s text:c="15"/>10 FILLER <text:s text:c="14"/>PIC X(16)</text:p>
      <text:p text:style-name="P16"><text:s text:c="41"/>VALUE "4- Puntos Vida: ".</text:p>
      <text:p text:style-name="P16"><text:s text:c="15"/>10 WS-MHM-C-HP <text:s text:c="9"/>PIC 9(02) VALUE ZEROES.</text:p>
      <text:p text:style-name="P16"><text:s text:c="11"/>05 WS-MHM-FOOTER.</text:p>
      <text:p text:style-name="P16"><text:s text:c="15"/>10 FILLER <text:s text:c="14"/>PIC X(01) VALUE X"0A".</text:p>
      <text:p text:style-name="P16"><text:s text:c="15"/>10 FILLER <text:s text:c="14"/>PIC X(09) VALUE "0- Salir".</text:p>
      <text:p text:style-name="P16"><text:s text:c="15"/>10 FILLER <text:s text:c="14"/>PIC X(01) VALUE X"0A".</text:p>
      <text:p text:style-name="P16"><text:s text:c="15"/>10 FILLER <text:s text:c="14"/>PIC X(01) VALUE X"0A".</text:p>
      <text:p text:style-name="P16"><text:s text:c="15"/>10 FILLER <text:s text:c="14"/>PIC X(21)</text:p>
      <text:p text:style-name="P16"><text:s text:c="41"/>VALUE "Escoge una opcion: ".</text:p>
      <text:p text:style-name="P17"><text:s text:c="6"/>******************************************************************</text:p>
      <text:p text:style-name="P18"><text:s text:c="7"/>PROCEDURE DIVISION.</text:p>
      <text:p text:style-name="P18"><text:s text:c="7"/>MAIN-PROCEDURE.</text:p>
      <text:p text:style-name="P18"><text:s text:c="11"/>PERFORM INIT--WS-HEROES-R--CONTENT</text:p>
      <text:p text:style-name="P18"><text:s text:c="11"/>IF WS-M-FS-OK THEN</text:p>
      <text:p text:style-name="P18"><text:s text:c="15"/>PERFORM INIT--WS-MONSTERS-R--CONTENT</text:p>
      <text:p text:style-name="P18"><text:s text:c="15"/>IF WS-M-FS-OK THEN</text:p>
      <text:p text:style-name="P18"><text:s text:c="19"/>PERFORM DISPLAY-MAIN-MENU UNTIL WS-MM-OP-EXIT</text:p>
      <text:p text:style-name="P18"><text:s text:c="15"/>END-IF</text:p>
      <text:p text:style-name="P18"><text:s text:c="11"/>END-IF</text:p>
      <text:p text:style-name="P18"/>
      <text:p text:style-name="P18"><text:s text:c="11"/>GO TO STOP-RUN.</text:p>
      <text:p text:style-name="P16"><text:s text:c="6"/>******************************************************************</text:p>
      <text:p text:style-name="P16"><text:s text:c="7"/>DISPLAY-MONSTERS.</text:p>
      <text:p text:style-name="P16"><text:s text:c="11"/>DISPLAY WS-M-R-LENGTH" MONSTERS AVAILABLE:"</text:p>
      <text:p text:style-name="P16"><text:s text:c="11"/>DISPLAY "--------"</text:p>
      <text:p text:style-name="P16"><text:s text:c="11"/>PERFORM VARYING WS-M-R-INDEX FROM 1 BY 1</text:p>
      <text:p text:style-name="P16"><text:s text:c="15"/>UNTIL WS-M-R-INDEX &gt; WS-M-R-LENGTH</text:p>
      <text:p text:style-name="P16"><text:s text:c="15"/>IF WS-M-R-INDEX = WS-M-R-CURRENT THEN</text:p>
      <text:p text:style-name="P16"><text:s text:c="19"/>DISPLAY "* " NO ADVANCING</text:p>
      <text:p text:style-name="P16"><text:s text:c="15"/>ELSE</text:p>
      <text:p text:style-name="P16"><text:s text:c="19"/>DISPLAY " <text:s/>" NO ADVANCING</text:p>
      <text:p text:style-name="P16"><text:s text:c="15"/>END-IF</text:p>
      <text:p text:style-name="P16"><text:s text:c="15"/>DISPLAY WS-MONSTERS-R(WS-M-R-INDEX)</text:p>
      <text:p text:style-name="P16"><text:s text:c="11"/>END-PERFORM</text:p>
      <text:p text:style-name="P16"><text:s text:c="11"/>DISPLAY "--------".</text:p>
      <text:p text:style-name="P16"/>
      <text:p text:style-name="P16"><text:s text:c="6"/>******************************************************************</text:p>
      <text:p text:style-name="P16"><text:soft-page-break/><text:s text:c="6"/>* == [DISPLAY-MAIN-MENU] ===================================BEGIN=</text:p>
      <text:p text:style-name="P19"><text:s text:c="7"/>DISPLAY-MAIN-MENU.</text:p>
      <text:p text:style-name="P19"><text:s text:c="11"/>PERFORM SET-MAIN-MENU-ERROR</text:p>
      <text:p text:style-name="P19"><text:s text:c="11"/>DISPLAY WS-MM.</text:p>
      <text:p text:style-name="P19"/>
      <text:p text:style-name="P19"><text:s text:c="11"/>SET WS-RESET-VALID-OPTION TO TRUE</text:p>
      <text:p text:style-name="P19"><text:s text:c="11"/>ACCEPT WS-MM-OPTION.</text:p>
      <text:p text:style-name="P19"/>
      <text:p text:style-name="P19"><text:s text:c="11"/>EVALUATE TRUE</text:p>
      <text:p text:style-name="P19"><text:s text:c="11"/>WHEN WS-MM-OP-SELECT</text:p>
      <text:p text:style-name="P19"><text:s text:c="15"/>PERFORM <text:span text:style-name="T5">DISPLAY-SELECT-HERO</text:span></text:p>
      <text:p text:style-name="P19"><text:s text:c="11"/>WHEN WS-MM-OP-MODIFY</text:p>
      <text:p text:style-name="P19"><text:s text:c="15"/>PERFORM <text:span text:style-name="T6">DISPLAY-MODIFY-HERO</text:span></text:p>
      <text:p text:style-name="P19"><text:s text:c="11"/>WHEN WS-MM-OP-PLAY</text:p>
      <text:p text:style-name="P19"><text:s text:c="15"/>IF WS-M-R-LENGTH &gt; 0 THEN</text:p>
      <text:p text:style-name="P19"><text:s text:c="19"/>PERFORM <text:span text:style-name="T7">PLAY</text:span></text:p>
      <text:p text:style-name="P19"><text:s text:c="15"/>END-IF</text:p>
      <text:p text:style-name="P19"><text:s text:c="11"/>WHEN WS-MM-OP-EXIT</text:p>
      <text:p text:style-name="P19"><text:s text:c="15"/>PERFORM <text:span text:style-name="T8">EXIT-GAME</text:span></text:p>
      <text:p text:style-name="P19"><text:s text:c="11"/>WHEN OTHER</text:p>
      <text:p text:style-name="P19"><text:s text:c="15"/>SET WS-INVALID-OPTION TO TRUE</text:p>
      <text:p text:style-name="P19"><text:s text:c="11"/>END-EVALUATE.</text:p>
      <text:p text:style-name="P16"><text:s text:c="6"/>******************************************************************</text:p>
      <text:p text:style-name="P16"><text:s text:c="7"/>SET-MAIN-MENU-ERROR.</text:p>
      <text:p text:style-name="P16"><text:s text:c="11"/>MOVE WS-VALID-OPTION TO WS-MM-ERROR.</text:p>
      <text:p text:style-name="P17"><text:s text:c="6"/>******************************************************************</text:p>
      <text:p text:style-name="P20"><text:s text:c="7"/>DISPLAY-SELECT-HERO.</text:p>
      <text:p text:style-name="P20"><text:s text:c="11"/>SET WS-RESET-VALID-OPTION TO TRUE.</text:p>
      <text:p text:style-name="P20"><text:s text:c="11"/>PERFORM DISPLAY-HEROES-MENU UNTIL WS-H-OP-EXIT OR</text:p>
      <text:p text:style-name="P20"><text:s text:c="13"/>(1 &lt;= WS-H-OPTION AND WS-H-OPTION &lt;= WS-H-R-LENGTH)</text:p>
      <text:p text:style-name="P20"><text:s text:c="11"/>IF NOT WS-H-OP-EXIT THEN</text:p>
      <text:p text:style-name="P20"><text:s text:c="15"/>MOVE WS-H-OPTION TO WS-H-R-CURRENT</text:p>
      <text:p text:style-name="P20"><text:s text:c="11"/>END-IF</text:p>
      <text:p text:style-name="P20"><text:s text:c="11"/>SET WS-H-OP-CONTINUE TO TRUE.</text:p>
      <text:p text:style-name="P20"><text:s text:c="11"/>SET WS-RESET-VALID-OPTION TO TRUE.</text:p>
      <text:p text:style-name="P16"><text:s text:c="6"/>******************************************************************</text:p>
      <text:p text:style-name="P16"><text:s text:c="7"/>DISPLAY--WS-HEROES-R.</text:p>
      <text:p text:style-name="P16"><text:s text:c="11"/>IF WS-H-R-INDEX = WS-H-R-CURRENT THEN</text:p>
      <text:p text:style-name="P16"><text:s text:c="15"/>MOVE "*" TO WS-HMC-SELECTED</text:p>
      <text:p text:style-name="P16"><text:s text:c="11"/>ELSE</text:p>
      <text:p text:style-name="P16"><text:s text:c="15"/>MOVE SPACE TO WS-HMC-SELECTED</text:p>
      <text:p text:style-name="P16"><text:s text:c="11"/>END-IF</text:p>
      <text:p text:style-name="P16"/>
      <text:p text:style-name="P16"><text:s text:c="11"/>MOVE WS-H-R-INDEX TO WS-HMC-INDEX</text:p>
      <text:p text:style-name="P16"><text:s text:c="11"/>MOVE WS-H-R-ID(WS-H-R-INDEX) TO WS-HMC-ID</text:p>
      <text:p text:style-name="P16"><text:s text:c="11"/>MOVE WS-H-R-STRENGTH(WS-H-R-INDEX) TO WS-HMC-STRENGTH</text:p>
      <text:p text:style-name="P16"><text:s text:c="11"/>MOVE WS-H-R-AGILITY(WS-H-R-INDEX) TO WS-HMC-AGILITY</text:p>
      <text:p text:style-name="P16"><text:s text:c="11"/>MOVE WS-H-R-LEVEL(WS-H-R-INDEX) TO WS-HMC-LEVEL</text:p>
      <text:p text:style-name="P16"><text:s text:c="11"/>IF WS-H-R-HP(WS-H-R-INDEX) &gt; 0 THEN</text:p>
      <text:p text:style-name="P16"><text:s text:c="15"/>MOVE WS-H-R-HP(WS-H-R-INDEX) TO WS-HMC-HP</text:p>
      <text:p text:style-name="P16"><text:s text:c="11"/>ELSE</text:p>
      <text:p text:style-name="P16"><text:s text:c="15"/>MOVE 0 TO WS-HMC-HP</text:p>
      <text:p text:style-name="P16"><text:soft-page-break/><text:s text:c="11"/>END-IF</text:p>
      <text:p text:style-name="P16"><text:s text:c="11"/>MOVE WS-H-R-PROFESSION(WS-H-R-INDEX)</text:p>
      <text:p text:style-name="P16"><text:s text:c="13"/>TO WS-HERO-PROFESSION</text:p>
      <text:p text:style-name="P16"/>
      <text:p text:style-name="P16"><text:s text:c="11"/>EVALUATE TRUE</text:p>
      <text:p text:style-name="P16"><text:s text:c="11"/>WHEN WS-H-P-GUERRERO</text:p>
      <text:p text:style-name="P16"><text:s text:c="15"/>MOVE "GUERRERO" TO WS-HMC-PROFESSION</text:p>
      <text:p text:style-name="P16"><text:s text:c="11"/>WHEN WS-H-P-ARQUERO</text:p>
      <text:p text:style-name="P16"><text:s text:c="15"/>MOVE "ARQUERO " TO WS-HMC-PROFESSION</text:p>
      <text:p text:style-name="P16"><text:s text:c="11"/>WHEN WS-H-P-MAGO</text:p>
      <text:p text:style-name="P16"><text:s text:c="15"/>MOVE " <text:s/>MAGO <text:s/>" TO WS-HMC-PROFESSION</text:p>
      <text:p text:style-name="P16"><text:s text:c="11"/>END-EVALUATE</text:p>
      <text:p text:style-name="P16"/>
      <text:p text:style-name="P16"><text:s text:c="11"/>DISPLAY WS-HEROES-MENU-CONTENT.</text:p>
      <text:p text:style-name="P16"><text:s text:c="6"/>******************************************************************</text:p>
      <text:p text:style-name="P16"><text:s text:c="7"/>DISPLAY-HEROES-MENU.</text:p>
      <text:p text:style-name="P16"><text:s text:c="11"/>PERFORM SET-LIST-HEROES-MENU-TO-ERROR.</text:p>
      <text:p text:style-name="P16"><text:s text:c="11"/>PERFORM DISPLAY-HEROES-MENU-TITLE.</text:p>
      <text:p text:style-name="P16"><text:s text:c="11"/>PERFORM DISPLAY-HEROES-MENU-CONTENT.</text:p>
      <text:p text:style-name="P16"><text:s text:c="11"/>PERFORM DISPLAY-HEROES-MENU-FOOTER.</text:p>
      <text:p text:style-name="P16"><text:s text:c="11"/>ACCEPT WS-H-OPTION.</text:p>
      <text:p text:style-name="P16"/>
      <text:p text:style-name="P16"><text:s text:c="11"/>IF NOT (1 &lt;= WS-H-OPTION AND WS-H-OPTION &lt;= WS-H-R-LENGTH)</text:p>
      <text:p text:style-name="P16"><text:s text:c="13"/>THEN</text:p>
      <text:p text:style-name="P16"><text:s text:c="15"/>SET WS-INVALID-OPTION TO TRUE</text:p>
      <text:p text:style-name="P16"><text:s text:c="11"/>ELSE</text:p>
      <text:p text:style-name="P16"><text:s text:c="15"/>SET WS-RESET-VALID-OPTION TO TRUE</text:p>
      <text:p text:style-name="P16"><text:s text:c="11"/>END-IF.</text:p>
      <text:p text:style-name="P16"><text:s text:c="6"/>******************************************************************</text:p>
      <text:p text:style-name="P16"><text:s text:c="7"/>DISPLAY-HEROES-MENU-TITLE.</text:p>
      <text:p text:style-name="P16"><text:s text:c="11"/>DISPLAY WS-HEROES-MENU-TITLE.</text:p>
      <text:p text:style-name="P16"><text:s text:c="6"/>******************************************************************</text:p>
      <text:p text:style-name="P16"><text:s text:c="7"/>DISPLAY-HEROES-MENU-CONTENT.</text:p>
      <text:p text:style-name="P16"><text:s text:c="11"/>PERFORM DISPLAY--WS-HEROES-R VARYING WS-H-R-INDEX</text:p>
      <text:p text:style-name="P16"><text:s text:c="13"/>FROM 1 BY 1 UNTIL WS-H-R-INDEX &gt; WS-H-R-LENGTH.</text:p>
      <text:p text:style-name="P16"><text:s text:c="6"/>******************************************************************</text:p>
      <text:p text:style-name="P16"><text:s text:c="7"/>DISPLAY-HEROES-MENU-FOOTER.</text:p>
      <text:p text:style-name="P16"><text:s text:c="11"/>MOVE WS-H-R-LENGTH TO WS-HMF-LENGTH.</text:p>
      <text:p text:style-name="P16"><text:s text:c="11"/>DISPLAY WS-HEROES-MENU-FOOTER.</text:p>
      <text:p text:style-name="P16"><text:s text:c="6"/>******************************************************************</text:p>
      <text:p text:style-name="P16"><text:s text:c="7"/>SET-LIST-HEROES-MENU-TO-ERROR.</text:p>
      <text:p text:style-name="P16"><text:s text:c="10"/>MOVE WS-VALID-OPTION TO WS-HM-ERROR.</text:p>
      <text:p text:style-name="P17"><text:s text:c="6"/>******************************************************************</text:p>
      <text:p text:style-name="P28"><text:s text:c="7"/>DISPLAY-MODIFY-HERO.</text:p>
      <text:p text:style-name="P28"><text:s text:c="11"/>SET WS-MHM-OP-CONTINUE TO TRUE</text:p>
      <text:p text:style-name="P28"><text:s text:c="11"/>SET WS-RESET-VALID-OPTION TO TRUE</text:p>
      <text:p text:style-name="P28"><text:s text:c="11"/>IF WS-H-R-CURRENT &gt; 0 THEN</text:p>
      <text:p text:style-name="P28"><text:s text:c="15"/>PERFORM DISPLAY-MOD-HEROES-MENU UNTIL WS-MHM-OP-EXIT</text:p>
      <text:p text:style-name="P28"><text:s text:c="11"/>ELSE</text:p>
      <text:p text:style-name="P28"><text:s text:c="15"/>DISPLAY "["WS-GAME-NAME"] "</text:p>
      <text:p text:style-name="P28"><text:s text:c="17"/>"Primero debes seleccionar un heroe!"</text:p>
      <text:p text:style-name="P28"><text:s text:c="11"/>END-IF</text:p>
      <text:p text:style-name="P28"><text:soft-page-break/><text:s text:c="11"/>SET WS-RESET-VALID-OPTION TO TRUE.</text:p>
      <text:p text:style-name="P16"><text:s text:c="6"/>******************************************************************</text:p>
      <text:p text:style-name="P21"><text:s text:c="7"/>PLAY.</text:p>
      <text:p text:style-name="P21"><text:s text:c="11"/>IF WS-H-R-CURRENT &gt; 0 THEN</text:p>
      <text:p text:style-name="P21"><text:s text:c="15"/>IF WS-M-R-LENGTH &gt; 0 THEN</text:p>
      <text:p text:style-name="P21"><text:s text:c="19"/>DISPLAY "["WS-GAME-NAME"] A LA BATALLA!"</text:p>
      <text:p text:style-name="P21"><text:s text:c="19"/>MOVE 1 TO WS-M-R-CURRENT</text:p>
      <text:p text:style-name="P21"><text:s text:c="19"/>PERFORM UNTIL</text:p>
      <text:p text:style-name="P21"><text:s text:c="21"/>NOT (WS-H-R-HP(WS-H-R-CURRENT) &gt; 0</text:p>
      <text:p text:style-name="P21"><text:s text:c="21"/>AND WS-M-R-CURRENT &lt;= WS-M-R-LENGTH)</text:p>
      <text:p text:style-name="P21"><text:s text:c="23"/>PERFORM FIGHT-MONSTER</text:p>
      <text:p text:style-name="P21"><text:s text:c="23"/>ADD 1 TO WS-M-R-CURRENT</text:p>
      <text:p text:style-name="P21"><text:s text:c="19"/>END-PERFORM</text:p>
      <text:p text:style-name="P21"><text:s text:c="19"/>IF WS-H-R-HP(WS-H-R-CURRENT) &gt; 0 THEN</text:p>
      <text:p text:style-name="P21"><text:s text:c="23"/>DISPLAY "["WS-GAME-NAME"] Has Ganado!!"</text:p>
      <text:p text:style-name="P21"><text:s text:c="19"/>ELSE</text:p>
      <text:p text:style-name="P21"><text:s text:c="23"/>DISPLAY "["WS-GAME-NAME"] Has Perdido :("</text:p>
      <text:p text:style-name="P21"><text:s text:c="19"/>END-IF</text:p>
      <text:p text:style-name="P21"><text:s text:c="15"/>ELSE</text:p>
      <text:p text:style-name="P21"><text:s text:c="19"/>DISPLAY "["WS-GAME-NAME"] "</text:p>
      <text:p text:style-name="P21"><text:s text:c="19"/>"No quedan mas monstruos contra los que luchar"</text:p>
      <text:p text:style-name="P21"><text:s text:c="15"/>END-IF</text:p>
      <text:p text:style-name="P21"><text:s text:c="11"/>ELSE</text:p>
      <text:p text:style-name="P21"><text:s text:c="15"/>DISPLAY "["WS-GAME-NAME"] "</text:p>
      <text:p text:style-name="P21"><text:s text:c="17"/>"Debes de seleccionar un heroe primero!"</text:p>
      <text:p text:style-name="P21"><text:s text:c="11"/>END-IF.</text:p>
      <text:p text:style-name="P16"><text:s text:c="6"/>******************************************************************</text:p>
      <text:p text:style-name="P16"><text:s text:c="7"/>FIGHT-MONSTER.</text:p>
      <text:p text:style-name="P16"><text:s text:c="11"/>PERFORM UNTIL WS-H-R-HP(WS-H-R-CURRENT) &lt; 0</text:p>
      <text:p text:style-name="P16"><text:s text:c="13"/>OR WS-M-R-HP(WS-M-R-CURRENT) &lt; 0</text:p>
      <text:p text:style-name="P16"><text:s text:c="15"/>PERFORM DISPLAY-MONSTERS</text:p>
      <text:p text:style-name="P16"><text:s text:c="15"/>DISPLAY "WS-H-R-HP("WS-H-R-CURRENT"): "</text:p>
      <text:p text:style-name="P16"><text:s text:c="17"/>WS-H-R-HP(WS-H-R-CURRENT)</text:p>
      <text:p text:style-name="P16"><text:s text:c="15"/>DISPLAY "WS-M-R-HP("WS-M-R-CURRENT"): "</text:p>
      <text:p text:style-name="P16"><text:s text:c="17"/>WS-M-R-HP(WS-M-R-CURRENT)</text:p>
      <text:p text:style-name="P16"><text:s text:c="15"/>DISPLAY <text:s/>"["WS-GAME-NAME"] "</text:p>
      <text:p text:style-name="P16"><text:s text:c="19"/>"LUCHAS CONTRA EL MONSTRUO CON ID: ** "</text:p>
      <text:p text:style-name="P16"><text:s text:c="19"/>WS-M-R-PROFESSION(WS-M-R-CURRENT)" ** "</text:p>
      <text:p text:style-name="P16"><text:s text:c="19"/>" CON FUERZA: "WS-M-R-STRENGTH(WS-M-R-CURRENT)</text:p>
      <text:p text:style-name="P16"><text:s text:c="15"/>DISPLAY "TIENES HP: "WS-H-R-HP(WS-H-R-CURRENT)</text:p>
      <text:p text:style-name="P16"><text:s text:c="19"/>" CON FUERZA: "</text:p>
      <text:p text:style-name="P16"><text:s text:c="19"/>WS-H-R-STRENGTH(WS-H-R-CURRENT)</text:p>
      <text:p text:style-name="P16"/>
      <text:p text:style-name="P16"><text:s text:c="15"/>IF WS-H-R-STRENGTH(WS-H-R-CURRENT)</text:p>
      <text:p text:style-name="P16"><text:s text:c="19"/>&gt; WS-M-R-STRENGTH(WS-M-R-CURRENT) THEN</text:p>
      <text:p text:style-name="P16"><text:s text:c="19"/>COMPUTE WS-M-R-HP(WS-M-R-CURRENT) =</text:p>
      <text:p text:style-name="P16"><text:s text:c="23"/>WS-M-R-HP(WS-M-R-CURRENT)</text:p>
      <text:p text:style-name="P16"><text:s text:c="23"/>- WS-H-R-STRENGTH(WS-H-R-CURRENT)</text:p>
      <text:p text:style-name="P16"><text:s text:c="19"/>DISPLAY "HAS HERIDO AL MONSTRUO, TIENE HP: "</text:p>
      <text:p text:style-name="P16"><text:s text:c="23"/>WS-M-R-HP(WS-M-R-CURRENT)</text:p>
      <text:p text:style-name="P16"><text:s text:c="15"/>ELSE</text:p>
      <text:p text:style-name="P16"><text:s text:c="19"/>COMPUTE WS-H-R-HP(WS-H-R-CURRENT) =</text:p>
      <text:p text:style-name="P16"><text:soft-page-break/><text:s text:c="23"/>WS-H-R-HP(WS-H-R-CURRENT)</text:p>
      <text:p text:style-name="P16"><text:s text:c="23"/>- WS-M-R-STRENGTH(WS-M-R-CURRENT)</text:p>
      <text:p text:style-name="P16"><text:s text:c="19"/>DISPLAY "TE HA HERIDO EL MONSTRUO, TIENES HP: "</text:p>
      <text:p text:style-name="P16"><text:s text:c="23"/>WS-H-R-HP(WS-H-R-CURRENT)</text:p>
      <text:p text:style-name="P16"><text:s text:c="15"/>END-IF</text:p>
      <text:p text:style-name="P16"><text:s text:c="11"/>END-PERFORM.</text:p>
      <text:p text:style-name="P16"><text:s text:c="6"/>******************************************************************</text:p>
      <text:p text:style-name="P22"><text:s text:c="7"/>EXIT-GAME.</text:p>
      <text:p text:style-name="P22"><text:s text:c="11"/>DISPLAY "SALIR - [GUARDAR CAMBIOS]".</text:p>
      <text:p text:style-name="P16"><text:s text:c="6"/>* == [DISPLAY-MAIN-MENU] =====================================END=</text:p>
      <text:p text:style-name="P16"/>
      <text:p text:style-name="P16"><text:s text:c="6"/>******************************************************************</text:p>
      <text:p text:style-name="P16"><text:s text:c="6"/>* == [INIT--WS-HEROES-R--CONTENT] ==========================BEGIN=</text:p>
      <text:p text:style-name="P16"><text:s text:c="7"/>INIT--WS-HEROES-R--CONTENT.</text:p>
      <text:p text:style-name="P16"><text:s text:c="11"/>OPEN INPUT HEROES-FILE.</text:p>
      <text:p text:style-name="P16"><text:s text:c="11"/>IF NOT WS-H-FS-OK THEN</text:p>
      <text:p text:style-name="P16"><text:s text:c="15"/>PERFORM ERROR-OPENING-HEROES</text:p>
      <text:p text:style-name="P16"><text:s text:c="11"/>ELSE</text:p>
      <text:p text:style-name="P16"><text:s text:c="15"/>PERFORM SET--WS-HEROES-R--CONTENT</text:p>
      <text:p text:style-name="P16"><text:s text:c="15"/>CLOSE HEROES-FILE</text:p>
      <text:p text:style-name="P16"><text:s text:c="11"/>END-IF.</text:p>
      <text:p text:style-name="P16"><text:s text:c="6"/>******************************************************************</text:p>
      <text:p text:style-name="P16"><text:s text:c="7"/>SET--WS-HEROES-R--CONTENT.</text:p>
      <text:p text:style-name="P16"><text:s text:c="11"/>MOVE 0 TO WS-H-R-LENGTH.</text:p>
      <text:p text:style-name="P16"><text:s text:c="11"/>PERFORM READ-FILE-HEROES VARYING WS-H-R-INDEX FROM 1 BY 1</text:p>
      <text:p text:style-name="P16"><text:s text:c="13"/>UNTIL WS-H-FS-EOF OR WS-H-R-INDEX &gt; WS-MAX-HEROES.</text:p>
      <text:p text:style-name="P16"><text:s text:c="6"/>******************************************************************</text:p>
      <text:p text:style-name="P16"><text:s text:c="7"/>READ-FILE-HEROES.</text:p>
      <text:p text:style-name="P16"><text:s text:c="11"/>READ HEROES-FILE INTO WS-HEROES-R(WS-H-R-INDEX)</text:p>
      <text:p text:style-name="P16"><text:s text:c="11"/>AT END</text:p>
      <text:p text:style-name="P16"><text:s text:c="15"/>SET WS-H-FS-EOF TO TRUE</text:p>
      <text:p text:style-name="P16"><text:s text:c="11"/>NOT AT END</text:p>
      <text:p text:style-name="P16"><text:s text:c="15"/>ADD 1 TO WS-H-R-LENGTH</text:p>
      <text:p text:style-name="P16"><text:s text:c="11"/>END-READ.</text:p>
      <text:p text:style-name="P16"><text:s text:c="6"/>******************************************************************</text:p>
      <text:p text:style-name="P16"><text:s text:c="7"/>ERROR-OPENING-HEROES.</text:p>
      <text:p text:style-name="P16"><text:s text:c="11"/>DISPLAY "["WS-GAME-NAME"] Fichero HEROES no disponible.".</text:p>
      <text:p text:style-name="P16"><text:s text:c="6"/>* == [INIT--WS-HEROES-R--CONTENT] ============================END=</text:p>
      <text:p text:style-name="P16"/>
      <text:p text:style-name="P16"><text:s text:c="6"/>******************************************************************</text:p>
      <text:p text:style-name="P16"><text:s text:c="6"/>* == [INIT--WS-MONSTERS-R--CONTENT] ========================BEGIN=</text:p>
      <text:p text:style-name="P16"><text:s text:c="7"/>INIT--WS-MONSTERS-R--CONTENT.</text:p>
      <text:p text:style-name="P16"><text:s text:c="11"/>OPEN INPUT MONSTERS-FILE.</text:p>
      <text:p text:style-name="P16"><text:s text:c="11"/>IF NOT WS-M-FS-OK THEN</text:p>
      <text:p text:style-name="P16"><text:s text:c="15"/>PERFORM ERROR-OPENING-MONSTERS</text:p>
      <text:p text:style-name="P16"><text:s text:c="11"/>ELSE</text:p>
      <text:p text:style-name="P16"><text:s text:c="15"/>PERFORM SET--WS-MONSTERS-R--CONTENT</text:p>
      <text:p text:style-name="P16"><text:s text:c="15"/>CLOSE MONSTERS-FILE</text:p>
      <text:p text:style-name="P16"><text:s text:c="11"/>END-IF.</text:p>
      <text:p text:style-name="P16"><text:s text:c="6"/>******************************************************************</text:p>
      <text:p text:style-name="P16"><text:s text:c="7"/>SET--WS-MONSTERS-R--CONTENT.</text:p>
      <text:p text:style-name="P16"><text:s text:c="11"/>MOVE 0 TO WS-M-R-LENGTH.</text:p>
      <text:p text:style-name="P16"><text:soft-page-break/><text:s text:c="11"/>PERFORM READ-FILE-MONSTERS VARYING WS-M-R-INDEX FROM 1 BY 1</text:p>
      <text:p text:style-name="P16"><text:s text:c="13"/>UNTIL WS-M-FS-EOF OR WS-M-R-INDEX &gt; WS-MAX-MONSTERS.</text:p>
      <text:p text:style-name="P16"><text:s text:c="6"/>******************************************************************</text:p>
      <text:p text:style-name="P16"><text:s text:c="7"/>READ-FILE-MONSTERS.</text:p>
      <text:p text:style-name="P16"><text:s text:c="11"/>READ MONSTERS-FILE INTO WS-MONSTERS-R(WS-M-R-INDEX)</text:p>
      <text:p text:style-name="P16"><text:s text:c="11"/>AT END</text:p>
      <text:p text:style-name="P16"><text:s text:c="15"/>SET WS-M-FS-EOF TO TRUE</text:p>
      <text:p text:style-name="P16"><text:s text:c="11"/>NOT AT END</text:p>
      <text:p text:style-name="P16"><text:s text:c="15"/>ADD 1 TO WS-M-R-LENGTH</text:p>
      <text:p text:style-name="P16"><text:s text:c="11"/>END-READ.</text:p>
      <text:p text:style-name="P16"><text:s text:c="6"/>******************************************************************</text:p>
      <text:p text:style-name="P16"><text:s text:c="7"/>ERROR-OPENING-MONSTERS.</text:p>
      <text:p text:style-name="P16"><text:s text:c="11"/>DISPLAY "["WS-GAME-NAME"] Fichero MONSTERS no disponible.".</text:p>
      <text:p text:style-name="P16"><text:s text:c="6"/>* == [INIT--WS-MONSTERS-R--CONTENT] ==========================END=</text:p>
      <text:p text:style-name="P16"/>
      <text:p text:style-name="P16"><text:s text:c="6"/>******************************************************************</text:p>
      <text:p text:style-name="P16"><text:s text:c="7"/>DISPLAY-MOD-HEROES-MENU.</text:p>
      <text:p text:style-name="P16"><text:s text:c="11"/>MOVE WS-H-R-STRENGTH((WS-H-R-CURRENT)) TO WS-MHM-C-STRENGTH.</text:p>
      <text:p text:style-name="P16"><text:s text:c="11"/>MOVE WS-H-R-AGILITY(WS-H-R-CURRENT) TO WS-MHM-C-AGILITY.</text:p>
      <text:p text:style-name="P16"><text:s text:c="11"/>MOVE WS-H-R-LEVEL(WS-H-R-CURRENT) TO WS-MHM-C-LEVEL.</text:p>
      <text:p text:style-name="P16"><text:s text:c="11"/>IF WS-H-R-HP(WS-H-R-CURRENT) &lt; 0 THEN</text:p>
      <text:p text:style-name="P16"><text:s text:c="15"/>MOVE 0 TO WS-MHM-C-HP</text:p>
      <text:p text:style-name="P16"><text:s text:c="11"/>ELSE</text:p>
      <text:p text:style-name="P16"><text:s text:c="15"/>MOVE WS-H-R-HP(WS-H-R-CURRENT) TO WS-MHM-C-HP</text:p>
      <text:p text:style-name="P16"><text:s text:c="11"/>END-IF.</text:p>
      <text:p text:style-name="P16"/>
      <text:p text:style-name="P16"><text:s text:c="11"/>PERFORM SET-MENU-ERROR.</text:p>
      <text:p text:style-name="P16"><text:s text:c="11"/>DISPLAY WS-MHM-TITLE.</text:p>
      <text:p text:style-name="P16"><text:s text:c="11"/>DISPLAY WS-MHM-CONTENT.</text:p>
      <text:p text:style-name="P16"><text:s text:c="11"/>DISPLAY WS-MHM-FOOTER.</text:p>
      <text:p text:style-name="P16"/>
      <text:p text:style-name="P16"><text:s text:c="11"/>SET WS-RESET-VALID-OPTION TO TRUE</text:p>
      <text:p text:style-name="P16"><text:s text:c="11"/>ACCEPT WS-MHM-OPTION.</text:p>
      <text:p text:style-name="P16"/>
      <text:p text:style-name="P16"><text:s text:c="11"/>EVALUATE TRUE</text:p>
      <text:p text:style-name="P16"><text:s text:c="15"/>WHEN WS-MHM-OP-STRENGTH</text:p>
      <text:p text:style-name="P16"><text:s text:c="19"/>DISPLAY "["WS-GAME-NAME"] "</text:p>
      <text:p text:style-name="P16"><text:s text:c="21"/>"Selecciona el nuevo valor de Fuerza: "</text:p>
      <text:p text:style-name="P16"><text:s text:c="19"/>DISPLAY "- Valor antiguo: "WS-MHM-C-STRENGTH</text:p>
      <text:p text:style-name="P16"><text:s text:c="19"/>DISPLAY "- Nuevo valor: "</text:p>
      <text:p text:style-name="P16"><text:s text:c="19"/>ACCEPT WS-H-R-STRENGTH(WS-H-R-CURRENT)</text:p>
      <text:p text:style-name="P16"/>
      <text:p text:style-name="P16"><text:s text:c="15"/>WHEN WS-MHM-OP-AGILITY</text:p>
      <text:p text:style-name="P16"><text:s text:c="19"/>DISPLAY "["WS-GAME-NAME"] "</text:p>
      <text:p text:style-name="P16"><text:s text:c="21"/>"Selecciona el nuevo valor de Agilidad: "</text:p>
      <text:p text:style-name="P16"><text:s text:c="19"/>DISPLAY "- Valor antiguo: "WS-MHM-C-AGILITY</text:p>
      <text:p text:style-name="P16"><text:s text:c="19"/>DISPLAY "- Nuevo valor: "</text:p>
      <text:p text:style-name="P16"><text:s text:c="19"/>ACCEPT WS-H-R-AGILITY(WS-H-R-CURRENT)</text:p>
      <text:p text:style-name="P16"><text:s text:c="15"/>WHEN WS-MHM-OP-LEVEL</text:p>
      <text:p text:style-name="P16"><text:s text:c="19"/>DISPLAY "["WS-GAME-NAME"] "</text:p>
      <text:p text:style-name="P16"><text:s text:c="21"/>"Selecciona el nuevo valor de Nivel: "</text:p>
      <text:p text:style-name="P16"><text:s text:c="19"/>DISPLAY "- Valor antiguo: "WS-MHM-C-LEVEL</text:p>
      <text:p text:style-name="P16"><text:soft-page-break/><text:s text:c="19"/>DISPLAY "- Nuevo valor: "</text:p>
      <text:p text:style-name="P16"><text:s text:c="19"/>ACCEPT WS-H-R-LEVEL(WS-H-R-CURRENT)</text:p>
      <text:p text:style-name="P16"><text:s text:c="15"/>WHEN WS-MHM-OP-HP</text:p>
      <text:p text:style-name="P16"><text:s text:c="19"/>DISPLAY "["WS-GAME-NAME"] "</text:p>
      <text:p text:style-name="P16"><text:s text:c="21"/>"Selecciona el nuevo valor de Vida: "</text:p>
      <text:p text:style-name="P16"><text:s text:c="19"/>DISPLAY "- Valor antiguo: "WS-MHM-C-HP</text:p>
      <text:p text:style-name="P16"><text:s text:c="19"/>DISPLAY "- Nuevo valor: "</text:p>
      <text:p text:style-name="P16"><text:s text:c="19"/>ACCEPT WS-H-R-HP(WS-H-R-CURRENT)</text:p>
      <text:p text:style-name="P16"><text:s text:c="15"/>WHEN OTHER</text:p>
      <text:p text:style-name="P16"><text:s text:c="19"/>SET WS-INVALID-OPTION TO TRUE</text:p>
      <text:p text:style-name="P16"><text:s text:c="11"/>END-EVALUATE.</text:p>
      <text:p text:style-name="P16"><text:s text:c="6"/>******************************************************************</text:p>
      <text:p text:style-name="P16"><text:s text:c="7"/>SET-MENU-ERROR.</text:p>
      <text:p text:style-name="P16"><text:s text:c="11"/>MOVE WS-VALID-OPTION TO WS-MHM-ERROR.</text:p>
      <text:p text:style-name="P16"><text:s text:c="6"/>******************************************************************</text:p>
      <text:p text:style-name="P16"><text:s text:c="7"/>STOP-RUN.</text:p>
      <text:p text:style-name="P16"><text:s text:c="11"/>STOP RUN.</text:p>
      <text:p text:style-name="P16"><text:s text:c="7"/>END PROGRAM DUNGCRWL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51f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9.864cm" svg:y="-0.714cm" svg:width="7.17cm" svg:height="1.64cm" draw:z-index="15"><draw:image xlink:href="Pictures/100002010000010F0000003E64748D7174916569.png" xlink:type="simple" xlink:show="embed" xlink:actuate="onLoad"/></draw:frame></text:p>
      </style:header>
      <style:footer>
        <text:p text:style-name="MP1"><text:span text:style-name="MT1">Pág. </text:span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59:58.291000000</meta:creation-date>
    <dc:date>2018-02-07T12:40:31.185000000</dc:date>
    <meta:editing-duration>PT15M17S</meta:editing-duration>
    <meta:editing-cycles>6</meta:editing-cycles>
    <meta:generator>LibreOffice/5.0.4.2$Windows_X86_64 LibreOffice_project/2b9802c1994aa0b7dc6079e128979269cf95bc78</meta:generator>
    <meta:document-statistic meta:table-count="0" meta:image-count="1" meta:object-count="0" meta:page-count="16" meta:paragraph-count="508" meta:word-count="1891" meta:character-count="23096" meta:non-whitespace-character-count="14453"/>
  </office:meta>
</office:document-meta>
</file>